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0a12d4"/>
    </style:style>
    <style:style style:name="P3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15d859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6ca97" officeooo:paragraph-rsid="0016ca97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896e" officeooo:paragraph-rsid="000a12d4" style:font-size-asian="12.25pt" style:font-size-complex="14pt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a850" officeooo:paragraph-rsid="000a12d4" style:font-size-asian="12.25pt" style:font-size-complex="14pt"/>
    </style:style>
    <style:style style:name="P9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 fo:break-before="page"/>
      <style:text-properties fo:font-size="14pt" officeooo:rsid="0006aef2" style:font-size-asian="12.25pt" style:font-size-complex="14pt"/>
    </style:style>
    <style:style style:name="P1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6aef2" officeooo:paragraph-rsid="0015d859" style:font-size-asian="12.25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d3030" style:font-size-asian="12.25pt" style:font-size-complex="14pt"/>
    </style:style>
    <style:style style:name="T2" style:family="text">
      <style:text-properties fo:font-size="14pt" officeooo:rsid="000a12d4" style:font-size-asian="12.25pt" style:font-size-complex="14pt"/>
    </style:style>
    <style:style style:name="T3" style:family="text">
      <style:text-properties fo:font-size="14pt" officeooo:rsid="000f03f7" style:font-size-asian="12.25pt" style:font-size-complex="14pt"/>
    </style:style>
    <style:style style:name="T4" style:family="text">
      <style:text-properties fo:font-size="14pt" officeooo:rsid="000fcdea" style:font-size-asian="12.25pt" style:font-size-complex="14pt"/>
    </style:style>
    <style:style style:name="T5" style:family="text">
      <style:text-properties fo:font-size="14pt" officeooo:rsid="0011c53c" style:font-size-asian="12.25pt" style:font-size-complex="14pt"/>
    </style:style>
    <style:style style:name="T6" style:family="text">
      <style:text-properties fo:font-size="14pt" officeooo:rsid="0012896e" style:font-size-asian="12.25pt" style:font-size-complex="14pt"/>
    </style:style>
    <style:style style:name="T7" style:family="text">
      <style:text-properties fo:font-size="14pt" officeooo:rsid="0012a850" style:font-size-asian="12.25pt" style:font-size-complex="14pt"/>
    </style:style>
    <style:style style:name="T8" style:family="text">
      <style:text-properties fo:font-size="14pt" officeooo:rsid="002005e8" style:font-size-asian="12.25pt" style:font-size-complex="14pt"/>
    </style:style>
    <style:style style:name="T9" style:family="text">
      <style:text-properties fo:font-size="14pt" fo:letter-spacing="-0.025cm" officeooo:rsid="000d3030" style:font-size-asian="12.25pt" style:font-size-complex="14pt"/>
    </style:style>
    <style:style style:name="T10" style:family="text">
      <style:text-properties fo:font-size="14pt" fo:letter-spacing="-0.025cm" officeooo:rsid="000d3030" style:font-size-asian="14pt" style:font-size-complex="14pt"/>
    </style:style>
    <style:style style:name="T11" style:family="text">
      <style:text-properties fo:font-size="14pt" fo:letter-spacing="normal" officeooo:rsid="000d3030" style:font-size-asian="12.25pt" style:font-size-complex="14pt"/>
    </style:style>
    <style:style style:name="T12" style:family="text">
      <style:text-properties fo:font-size="14pt" fo:letter-spacing="normal" officeooo:rsid="001f01ab" style:font-size-asian="12.25pt" style:font-size-complex="14pt"/>
    </style:style>
    <style:style style:name="T13" style:family="text">
      <style:text-properties fo:letter-spacing="-0.025cm" officeooo:rsid="000d3030"/>
    </style:style>
    <style:style style:name="T14" style:family="text">
      <style:text-properties fo:letter-spacing="normal" officeooo:rsid="0013bc7e"/>
    </style:style>
    <style:style style:name="T15" style:family="text">
      <style:text-properties officeooo:rsid="0012a850"/>
    </style:style>
    <style:style style:name="T16" style:family="text">
      <style:text-properties officeooo:rsid="0013bc7e"/>
    </style:style>
    <style:style style:name="T17" style:family="text">
      <style:text-properties fo:letter-spacing="0.032cm" officeooo:rsid="0013bc7e"/>
    </style:style>
    <style:style style:name="T18" style:family="text">
      <style:text-properties officeooo:rsid="00185d5d"/>
    </style:style>
    <style:style style:name="T19" style:family="text">
      <style:text-properties officeooo:rsid="0019d8ca"/>
    </style:style>
    <style:style style:name="T20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1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2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20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20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20">№ </text:span><text:span text:style-name="T20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20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20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20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21">15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22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20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20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20">№ </text:span><text:span text:style-name="T20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20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20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20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21">16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22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20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20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20">№ </text:span><text:span text:style-name="T20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20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20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20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21">17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22">КП-АПИ(Ф)НГТУ-210201.65-(АВР09-1)-08-14</text:span></text:p>
          </draw:text-box>
        </draw:frame>
      </draw:g>
      <text:p text:style-name="P9"/>
      <text:p text:style-name="P3"><text:tab/><text:span text:style-name="T10">5 </text:span><text:span text:style-name="T11">Проектирование техпроцесса изготовления </text:span><text:span text:style-name="T12">модуля </text:span><text:span text:style-name="T11">вычислител</text:span><text:span text:style-name="T12">я</text:span><text:span text:style-name="T9">.</text:span></text:p>
      <text:p text:style-name="P2"><text:span text:style-name="T2"><text:tab/></text:span><text:span text:style-name="T1">Целью данного раздела является разработка структурной схемы технологического процесса (ТП) изготовления </text:span><text:span text:style-name="T8">модуля</text:span><text:span text:style-name="T1"> вычислител</text:span><text:span text:style-name="T8">я</text:span><text:span text:style-name="T1"> (</text:span><text:span text:style-name="T8">М</text:span><text:span text:style-name="T1">В). Так как изделие будет изготавливаться на конкретном предприятии, то при разработке ТП следует учесть его производственную базу. В частности, необходимо предусмотреть использование в технологическом процессе изготовления </text:span><text:span text:style-name="T8">М</text:span><text:span text:style-name="T1">В оснастки и приспособлений, которые уже имеются на предприятии, </text:span><text:span text:style-name="T3">так как в условиях мелкосерийного производства большие затраты времени и средств на изготовление специальной оснастки оказываются неоправданными. </text:span><text:span text:style-name="T4">На начальной стадии разработки технологического процесса сборки необходимо точно определить требуемое количество операций. Причем состав операций устанавливается не только на основе технологических соображений, но и с учетом организационной целесообразности.</text:span></text:p>
      <text:p text:style-name="P2"><text:span text:style-name="T4"><text:tab/></text:span><text:span text:style-name="T5">С учетом этого, составленная структурная схема технологического процесса </text:span><text:span text:style-name="T6">изготовления </text:span><text:span text:style-name="T8">М</text:span><text:span text:style-name="T6">В будет содержать следующие этапы:</text:span></text:p>
      <text:p text:style-name="P7"><text:tab/>– изготовление коммутационной печатной платы;</text:p>
      <text:p text:style-name="P2"><text:span text:style-name="T6"><text:tab/>– </text:span><text:span text:style-name="T7">изготовление функциональной ячейки </text:span><text:span text:style-name="T8">М</text:span><text:span text:style-name="T7">В;</text:span></text:p>
      <text:p text:style-name="P8"><text:tab/>– изготовление блока вычислительного.</text:p>
      <text:p text:style-name="P4"><text:tab/><text:span text:style-name="T15">Процесс изготовления МВ начинается с производства печатной платы комбинированным позитивным методом. Этот метод используется достаточно давно и является типовым методом. Изготовление печатной платы таким способом не вызовет затруднений на предприятиях.</text:span></text:p>
      <text:p text:style-name="P4"><text:tab/><text:span text:style-name="T15">Изготовление функциональной ячейки следует начать с наиболее простых операций сборочно-монтажных работ. К таковым можно отнести заготовку, промывку, комплектование, формовку ЭРЭ, обслуживание паяных поверхностей.</text:span></text:p>
      <text:p text:style-name="P4"><text:tab/><text:span text:style-name="T15">Далее идут операции, которые специфичны для данной конструкции. Также необходимо защитить конструкцию от влаги и пыли слоем лака и произвести контроль на выполняемые операции.</text:span></text:p>
      <text:p text:style-name="P4"><text:tab/><text:span text:style-name="T15">При разработке технологического процесса будем учитывать <text:s/>вышеизложенное.</text:span></text:p>
      <text:p text:style-name="P10"/>
      <text:p text:style-name="P4"><text:tab/><text:span text:style-name="T16">На этапе заготовки от бобины провода МГТФ 0,2 отрезаются куски длиной 0,02 м, которые после лужения и формовки займут свое место на плате как ЭРЭ (перемычки К1...К4). На следующем этапе рабочий должен набрать комплект ЭРЭ и конструктивных элементов, необходимых для сборки одной функциональной ячейки. В процессе транспортировки плата может быть загрязнена и перед пайкой плату необходимо промыть. Операция промывки является типовой. Для ведения контроля за количеством и качеством изготавливаемых печатных плат обозначение и порядковый номер необходимо маркировать эмалью ЭП-572 черного цвета по ОСТ 190210-85. На следующем этапе необходимо произвести осмотр скомплектованных деталей и ЭРЭ на предмет наличия царапин, сколов, прочих механических повреждений, нарушений маркировки.</text:span></text:p>
      <text:p text:style-name="P4"><text:tab/><text:span text:style-name="T16">Современная элементная база поставляется с не лужеными выводами и для качественной пайки выводы необходимо предварительно лудить. После лужения выводам придается требуемая форма и длина. Данная операция называется формовкой и её также допускается выполнять перед лужением. Операции формовка и лужение являются типовыми. После этого производится нанесение паяльной пасты на контактные площадки печатной платы.</text:span></text:p>
      <text:p text:style-name="P5"><text:tab/><text:span text:style-name="T16">Основным этапом является операция сборки. На этом этапе комплект ЭРЭ и конструктивные элементы образуют работоспособную функциональную ячейку. Опыт производства радиоэлектронной аппаратуры на печатном монтаже показывает, что значительное повышение производительности труда, качества и надежности паяных соединений может быть достигнуто за счет внедрения механизированных групповых технологических процессов пайки. Под групповой пайкой принято понимать процесс одновременного нагрева и пайки соединений навесных элементов, которые предварительно смонтированы в узел. Процесс групповой пайки – это простая, но строго регламентированная по времени технологическая операция, которая сводится к одновременному нагреву электромонтажных соединений в узле до температуры пайки. Для выполнения этого условия поверхностно-монтируемые ЭРЭ следует паять в конвеерной печи </text:span><text:span text:style-name="T14">конвекционного</text:span><text:span text:style-name="T17"> </text:span><text:span text:style-name="T14">оплавления</text:span><text:span text:style-name="T17"> припоя </text:span><text:span text:style-name="T14">Mistral 360</text:span><text:span text:style-name="T17"> с использованием </text:span><text:span text:style-name="T14">флюс-пасты</text:span></text:p>
      <text:p text:style-name="P11"/>
      <text:p text:style-name="P6">Sn62 RM92 AAS90, нанося её предварительно способом трафаретной печати. Поверхностно-монтируемые ЭРЭ допускается паять индивидуальным способом припоем ПОС 61 ГОСТ 21931-76 с использованием флюса ФКСn ОСТ 4Г0.033.200. После сборки на плате может оставаться паяльная паста и её следует удалять на этапе промывки.</text:p>
      <text:p text:style-name="P6"><text:tab/>После процедуры программирования микропроцессора MSP430P337A модуль необходимо защитить от влаги и пыли. Это осуществляется с помощью лакировки бесцветным лаком УР-231 по ОСТ <text:span text:style-name="T18">1800365-82, способ К2.</text:span></text:p>
      <text:p text:style-name="P6"><text:tab/><text:span text:style-name="T19">Структурная схема ТП изготовления МВ представлена в графической части на чертеже АПИВ.408835.008 Т1.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5T15:38:36.611886871</dc:date>
    <meta:editing-duration>PT3H15M27S</meta:editing-duration>
    <meta:editing-cycles>26</meta:editing-cycles>
    <meta:generator>LibreOffice/4.1.4.2$Linux_X86_64 LibreOffice_project/410m0$Build-2</meta:generator>
    <meta:print-date>2014-05-20T20:50:43.029919770</meta:print-date>
    <meta:document-statistic meta:table-count="0" meta:image-count="0" meta:object-count="0" meta:page-count="3" meta:paragraph-count="17" meta:word-count="552" meta:character-count="4578" meta:non-whitespace-character-count="4021"/>
  </office:meta>
</office:document-meta>
</file>